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>
      <style:text-properties style:use-window-font-color="true" loext:opacity="0%"/>
    </style:style>
    <style:style style:name="P10" style:family="paragraph" style:parent-style-name="Text_20_body" style:list-style-name="L1">
      <style:text-properties style:use-window-font-color="true" loext:opacity="0%"/>
    </style:style>
    <style:style style:name="P11" style:family="paragraph" style:parent-style-name="Text_20_body">
      <style:text-properties style:use-window-font-color="true" loext:opacity="0%" fo:font-weight="bold" style:font-weight-asian="bold" style:font-weight-complex="bold"/>
    </style:style>
    <style:style style:name="T1" style:family="text"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T2" style:family="text">
      <style:text-properties fo:font-variant="normal" fo:text-transform="none" fo:color="#cccccc" loext:opacity="100%" style:text-line-through-style="none" style:text-line-through-type="none" style:font-name="var monaco-monospace-font" fo:font-size="9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cccccc" loext:opacity="100%" style:font-name="var monaco-monospace-font" fo:font-size="9pt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system-ui" fo:font-size="9.75pt" fo:letter-spacing="normal" fo:font-style="normal" fo:font-weight="normal"/>
    </style:style>
    <style:style style:name="T5" style:family="text">
      <style:text-properties fo:font-variant="normal" fo:text-transform="none" style:text-line-through-style="none" style:text-line-through-type="none" style:font-name="var monaco-monospace-font" fo:font-size="9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style:font-name="var monaco-monospace-font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c9211e" loext:opacity="100%" style:font-name="system-ui" fo:font-size="9.75pt" fo:letter-spacing="normal" fo:font-style="normal" fo:font-weight="normal"/>
    </style:style>
    <style:style style:name="T8" style:family="text">
      <style:text-properties fo:font-variant="normal" fo:text-transform="none" fo:color="#c9211e" loext:opacity="100%" style:text-line-through-style="none" style:text-line-through-type="none" style:font-name="var monaco-monospace-font" fo:font-size="9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c9211e" loext:opacity="100%" style:font-name="var monaco-monospace-font" fo:font-size="9pt" fo:letter-spacing="normal" fo:font-style="normal" fo:font-weight="normal" loext:padding="0in" loext:border="none"/>
    </style:style>
    <style:style style:name="T10" style:family="text">
      <style:text-properties fo:font-variant="normal" fo:text-transform="none" style:use-window-font-color="true" loext:opacity="0%" style:font-name="system-ui" fo:font-size="9.75pt" fo:letter-spacing="normal" fo:font-style="normal" fo:font-weight="normal"/>
    </style:style>
    <style:style style:name="T11" style:family="text">
      <style:text-properties fo:font-variant="normal" fo:text-transform="none" style:use-window-font-color="true" loext:opacity="0%" style:font-name="system-ui" fo:font-size="9.75pt" fo:letter-spacing="normal" fo:font-style="normal" fo:font-weight="normal" officeooo:rsid="001cd620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font-name="var monaco-monospace-font" fo:font-size="9pt" fo:letter-spacing="normal" fo:font-style="normal" style:text-underline-style="none" fo:font-weight="normal" style:text-blinking="false" loext:padding="0in" loext:border="none"/>
    </style:style>
    <style:style style:name="T13" style:family="text">
      <style:text-properties fo:font-variant="normal" fo:text-transform="none" style:use-window-font-color="true" loext:opacity="0%" style:font-name="var monaco-monospace-font" fo:font-size="9pt" fo:letter-spacing="normal" fo:font-style="normal" fo:font-weight="normal" loext:padding="0in" loext:border="none"/>
    </style:style>
    <style:style style:name="T14" style:family="text">
      <style:text-properties style:use-window-font-color="true" loext:opacity="0%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5">Nombre: </text:span>EasyEats</text:p>
      <text:p text:style-name="P11">Descripción General</text:p>
      <text:p text:style-name="P9">EasyEats es una aplicación web que permite a los usuarios buscar, ver y agregar recetas de cocina. La aplicación almacena recetas en el almacenamiento local del navegador y proporciona una interfaz fácil de usar para gestionar recetas.</text:p>
      <text:p text:style-name="P11">Requisitos Funcionales</text:p>
      <text:list text:style-name="L1">
        <text:list-item>
          <text:p text:style-name="P1"><text:span text:style-name="Strong_20_Emphasis"><text:span text:style-name="T14">Agregar Recetas:</text:span></text:span></text:p>
          <text:list>
            <text:list-item>
              <text:p text:style-name="P10">Los usuarios pueden agregar nuevas recetas proporcionando detalles como el nombre, descripción, pasos, dificultad, tiempo de preparación, ingredientes y restricciones dietéticas.</text:p>
            </text:list-item>
          </text:list>
        </text:list-item>
        <text:list-item>
          <text:p text:style-name="P1"><text:span text:style-name="Strong_20_Emphasis"><text:span text:style-name="T14">Ver Recetas:</text:span></text:span></text:p>
          <text:list>
            <text:list-item>
              <text:p text:style-name="P10">Los usuarios pueden ver una lista de recetas disponibles y hacer clic en una receta para ver sus detalles completos.</text:p>
            </text:list-item>
          </text:list>
        </text:list-item>
        <text:list-item>
          <text:p text:style-name="P1"><text:span text:style-name="Strong_20_Emphasis"><text:span text:style-name="T14">Buscar Recetas:</text:span></text:span></text:p>
          <text:list>
            <text:list-item>
              <text:p text:style-name="P10">Los usuarios pueden buscar recetas por nombre o ingredientes.</text:p>
            </text:list-item>
          </text:list>
        </text:list-item>
        <text:list-item>
          <text:p text:style-name="P1"><text:span text:style-name="Strong_20_Emphasis"><text:span text:style-name="T14">Almacenamiento Local:</text:span></text:span></text:p>
          <text:list>
            <text:list-item>
              <text:p text:style-name="P10">Las recetas se almacenan en el almacenamiento local del navegador para persistencia de datos.</text:p>
            </text:list-item>
          </text:list>
        </text:list-item>
      </text:list>
      <text:p text:style-name="P11">Casos de Uso</text:p>
      <text:list text:style-name="L2">
        <text:list-item>
          <text:p text:style-name="P2"><text:span text:style-name="Strong_20_Emphasis"><text:span text:style-name="T14">Agregar una Nueva Receta:</text:span></text:span></text:p>
          <text:list>
            <text:list-item>
              <text:p text:style-name="P2"><text:span text:style-name="Strong_20_Emphasis"><text:span text:style-name="T10">Actor:</text:span></text:span><text:span text:style-name="T10"> Usuario</text:span></text:p>
            </text:list-item>
            <text:list-item>
              <text:p text:style-name="P2"><text:span text:style-name="Strong_20_Emphasis"><text:span text:style-name="T10">Descripción:</text:span></text:span><text:span text:style-name="T10"> El usuario llena un formulario con los detalles de la receta y la guarda.</text:span></text:p>
            </text:list-item>
            <text:list-item>
              <text:p text:style-name="P2"><text:span text:style-name="Strong_20_Emphasis"><text:span text:style-name="T10">Precondición:</text:span></text:span><text:span text:style-name="T10"> El formulario de creación de recetas está disponible.</text:span></text:p>
            </text:list-item>
            <text:list-item>
              <text:p text:style-name="P2"><text:span text:style-name="Strong_20_Emphasis"><text:span text:style-name="T10">Postcondición:</text:span></text:span><text:span text:style-name="T10"> La nueva receta se guarda en el almacenamiento local y se muestra en la lista de recetas.</text:span></text:p>
            </text:list-item>
          </text:list>
        </text:list-item>
        <text:list-item>
          <text:p text:style-name="P2"><text:span text:style-name="Strong_20_Emphasis"><text:span text:style-name="T14">Ver Detalles de una Receta:</text:span></text:span></text:p>
          <text:list>
            <text:list-item>
              <text:p text:style-name="P2"><text:span text:style-name="Strong_20_Emphasis"><text:span text:style-name="T10">Actor:</text:span></text:span><text:span text:style-name="T10"> Usuario</text:span></text:p>
            </text:list-item>
            <text:list-item>
              <text:p text:style-name="P2"><text:span text:style-name="Strong_20_Emphasis"><text:span text:style-name="T10">Descripción:</text:span></text:span><text:span text:style-name="T10"> El usuario selecciona una receta de la lista para ver sus detalles completos.</text:span></text:p>
            </text:list-item>
            <text:list-item>
              <text:p text:style-name="P2"><text:span text:style-name="Strong_20_Emphasis"><text:span text:style-name="T10">Precondición:</text:span></text:span><text:span text:style-name="T10"> La lista de recetas está disponible.</text:span></text:p>
            </text:list-item>
            <text:list-item>
              <text:p text:style-name="P2"><text:span text:style-name="Strong_20_Emphasis"><text:span text:style-name="T10">Postcondición:</text:span></text:span><text:span text:style-name="T10"> Se muestra la página de detalles de la receta seleccionada.</text:span></text:p>
            </text:list-item>
          </text:list>
        </text:list-item>
        <text:list-item>
          <text:p text:style-name="P2"><text:span text:style-name="Strong_20_Emphasis"><text:span text:style-name="T14">Buscar Recetas:</text:span></text:span></text:p>
          <text:list>
            <text:list-item>
              <text:p text:style-name="P2"><text:span text:style-name="Strong_20_Emphasis"><text:span text:style-name="T10">Actor:</text:span></text:span><text:span text:style-name="T10"> Usuario</text:span></text:p>
            </text:list-item>
            <text:list-item>
              <text:p text:style-name="P2"><text:span text:style-name="Strong_20_Emphasis"><text:span text:style-name="T10">Descripción:</text:span></text:span><text:span text:style-name="T10"> El usuario ingresa un término de búsqueda y la aplicación muestra las recetas que coinciden.</text:span></text:p>
            </text:list-item>
            <text:list-item>
              <text:p text:style-name="P2"><text:span text:style-name="Strong_20_Emphasis"><text:span text:style-name="T10">Precondición:</text:span></text:span><text:span text:style-name="T10"> La barra de búsqueda está disponible.</text:span></text:p>
            </text:list-item>
            <text:list-item>
              <text:p text:style-name="P2"><text:soft-page-break/><text:span text:style-name="Strong_20_Emphasis"><text:span text:style-name="T10">Postcondición:</text:span></text:span><text:span text:style-name="T10"> Se muestran las recetas que coinciden con el término de búsqueda.</text:span></text:p>
            </text:list-item>
          </text:list>
        </text:list-item>
      </text:list>
      <text:p text:style-name="P11">Entidades</text:p>
      <text:list text:style-name="L3">
        <text:list-item>
          <text:p text:style-name="P3"><text:span text:style-name="Strong_20_Emphasis"><text:span text:style-name="T14">Recipe (Receta):</text:span></text:span></text:p>
          <text:list>
            <text:list-item>
              <text:p text:style-name="P3"><text:span text:style-name="Strong_20_Emphasis"><text:span text:style-name="T14">Atributos:</text:span></text:span></text:p>
              <text:list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id</text:span></text:span></text:a><text:span text:style-name="T10">: Identificador único de la receta.</text:span></text:p>
                </text:list-item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title</text:span></text:span></text:a><text:span text:style-name="T10">: Título de la receta.</text:span></text:p>
                </text:list-item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description</text:span></text:span></text:a><text:span text:style-name="T10">: Descripción de la receta.</text:span></text:p>
                </text:list-item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steps</text:span></text:span></text:a><text:span text:style-name="T10">: Pasos para preparar la receta.</text:span></text:p>
                </text:list-item>
                <text:list-item>
                  <text:p text:style-name="P3"><text:span text:style-name="Source_20_Text"><text:span text:style-name="T13">difficulty</text:span></text:span><text:span text:style-name="T10">: Dificultad de la receta.</text:span></text:p>
                </text:list-item>
                <text:list-item>
                  <text:p text:style-name="P3"><text:span text:style-name="Source_20_Text"><text:span text:style-name="T13">prepTime</text:span></text:span><text:span text:style-name="T10">: Tiempo de preparación.</text:span></text:p>
                </text:list-item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ingredients</text:span></text:span></text:a><text:span text:style-name="T10">: Lista de ingredientes.</text:span></text:p>
                </text:list-item>
                <text:list-item>
                  <text:p text:style-name="P3"><text:span text:style-name="Source_20_Text"><text:span text:style-name="T13">dietaryRestrictions</text:span></text:span><text:span text:style-name="T10">: Restricciones dietéticas.</text:span></text:p>
                </text:list-item>
                <text:list-item>
                  <text:p text:style-name="P3"><text:span text:style-name="Source_20_Text"><text:span text:style-name="T13">imageUrl</text:span></text:span><text:span text:style-name="T10">: URL de la imagen de la receta.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4">Ingredient (Ingrediente):</text:span></text:span></text:p>
          <text:list>
            <text:list-item>
              <text:p text:style-name="P3"><text:span text:style-name="Strong_20_Emphasis"><text:span text:style-name="T14">Atributos:</text:span></text:span></text:p>
              <text:list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id</text:span></text:span></text:a><text:span text:style-name="T10">: Identificador único del ingrediente.</text:span></text:p>
                </text:list-item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name</text:span></text:span></text:a><text:span text:style-name="T10">: Nombre del ingrediente.</text:span></text:p>
                </text:list-item>
                <text:list-item>
                  <text:p text:style-name="P3"><text:span text:style-name="Source_20_Text"><text:span text:style-name="T13">quantity</text:span></text:span><text:span text:style-name="T10">: Cantidad del ingrediente.</text:span></text:p>
                </text:list-item>
                <text:list-item>
                  <text:p text:style-name="P3"><text:span text:style-name="Source_20_Text"><text:span text:style-name="T13">unit</text:span></text:span><text:span text:style-name="T10">: Unidad de medida del ingrediente.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4">DietaryRestriction (Restricción Dietética):</text:span></text:span></text:p>
          <text:list>
            <text:list-item>
              <text:p text:style-name="P3"><text:span text:style-name="Strong_20_Emphasis"><text:span text:style-name="T14">Atributos:</text:span></text:span></text:p>
              <text:list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id</text:span></text:span></text:a><text:span text:style-name="T10">: Identificador único de la restricción dietética.</text:span></text:p>
                </text:list-item>
                <text:list-item>
                  <text:p text:style-name="P3"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name</text:span></text:span></text:a><text:span text:style-name="T10">: Nombre de la restricción dietética.</text:span></text:p>
                </text:list-item>
              </text:list>
            </text:list-item>
          </text:list>
        </text:list-item>
      </text:list>
      <text:p text:style-name="P11">Retrospectiva</text:p>
      <text:p text:style-name="P9">HTML</text:p>
      <text:list text:style-name="L4">
        <text:list-item>
          <text:p text:style-name="P4"><text:span text:style-name="Strong_20_Emphasis"><text:span text:style-name="T10">Ubicación:</text:span></text:span><text:span text:style-name="T10">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search.html</text:span></text:span></text:a></text:p>
        </text:list-item>
        <text:list-item>
          <text:p text:style-name="P4"><text:span text:style-name="Strong_20_Emphasis"><text:span text:style-name="T10">Descripción:</text:span></text:span><text:span text:style-name="T10"> El archivo HTML define la estructura de la página de búsqueda de recetas, incluyendo el formulario de búsqueda y el contenedor para mostrar las recetas.</text:span></text:p>
        </text:list-item>
      </text:list>
      <text:p text:style-name="P9">CSS</text:p>
      <text:list text:style-name="L5">
        <text:list-item>
          <text:p text:style-name="P5"><text:span text:style-name="Strong_20_Emphasis"><text:span text:style-name="T10">Ubicación:</text:span></text:span><text:span text:style-name="Strong_20_Emphasis"><text:span text:style-name="T11">search</text:span>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.css</text:span></text:span></text:a></text:p>
        </text:list-item>
        <text:list-item>
          <text:p text:style-name="P5"><text:span text:style-name="Strong_20_Emphasis"><text:span text:style-name="T10">Descripción:</text:span></text:span><text:span text:style-name="T10"> El archivo CSS define los estilos visuales de la aplicación, incluyendo la apariencia de los formularios, botones y la disposición de las recetas.</text:span></text:p>
        </text:list-item>
      </text:list>
      <text:p text:style-name="P9">JavaScript</text:p>
      <text:list text:style-name="L6">
        <text:list-item>
          <text:p text:style-name="P6"><text:soft-page-break/><text:span text:style-name="Strong_20_Emphasis"><text:span text:style-name="T10">Ubicación:</text:span></text:span><text:span text:style-name="T10">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app.js</text:span></text:span></text:a></text:p>
        </text:list-item>
        <text:list-item>
          <text:p text:style-name="P6"><text:span text:style-name="Strong_20_Emphasis"><text:span text:style-name="T10">Descripción:</text:span></text:span><text:span text:style-name="T10"> El archivo JavaScript maneja la lógica de la aplicación, incluyendo la gestión de eventos, la manipulación del DOM y la interacción con el almacenamiento local.</text:span></text:p>
        </text:list-item>
      </text:list>
      <text:p text:style-name="P9">JavaScript Object</text:p>
      <text:list text:style-name="L7">
        <text:list-item>
          <text:p text:style-name="P7"><text:span text:style-name="Strong_20_Emphasis"><text:span text:style-name="T10">Ubicación:</text:span></text:span><text:span text:style-name="T10">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models.js</text:span></text:span></text:a></text:p>
        </text:list-item>
        <text:list-item>
          <text:p text:style-name="P7"><text:span text:style-name="Strong_20_Emphasis"><text:span text:style-name="T10">Descripción:</text:span></text:span><text:span text:style-name="T10"> El archivo define las clases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Recipe</text:span></text:span></text:a><text:span text:style-name="T10">,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Ingredient</text:span></text:span></text:a><text:span text:style-name="T10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DietaryRestriction</text:span></text:span></text:a><text:span text:style-name="T10">, que representan las entidades de la aplicación.</text:span></text:p>
        </text:list-item>
      </text:list>
      <text:p text:style-name="P9">JavaScript Patterns: MVC</text:p>
      <text:list text:style-name="L8">
        <text:list-item>
          <text:p text:style-name="P8"><text:span text:style-name="Strong_20_Emphasis"><text:span text:style-name="T10">Ubicación:</text:span></text:span><text:span text:style-name="T10">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app.js</text:span></text:span></text:a></text:p>
        </text:list-item>
        <text:list-item>
          <text:p text:style-name="P8"><text:span text:style-name="Strong_20_Emphasis"><text:span text:style-name="T10">Descripción:</text:span></text:span><text:span text:style-name="T10"> El archivo sigue el patrón MVC:</text:span></text:p>
          <text:list>
            <text:list-item>
              <text:p text:style-name="P8"><text:span text:style-name="Strong_20_Emphasis"><text:span text:style-name="T10">Modelo:</text:span></text:span><text:span text:style-name="T10"> Las clases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Recipe</text:span></text:span></text:a><text:span text:style-name="T10">,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Ingredient</text:span></text:span></text:a><text:span text:style-name="T10"> y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DietaryRestriction</text:span></text:span></text:a><text:span text:style-name="T10"> en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models.js</text:span></text:span></text:a><text:span text:style-name="T10">.</text:span></text:p>
            </text:list-item>
            <text:list-item>
              <text:p text:style-name="P8"><text:span text:style-name="Strong_20_Emphasis"><text:span text:style-name="T10">Vista:</text:span></text:span><text:span text:style-name="T10"> Los archivos HTML y CSS.</text:span></text:p>
            </text:list-item>
            <text:list-item>
              <text:p text:style-name="P8"><text:span text:style-name="Strong_20_Emphasis"><text:span text:style-name="T10">Controlador:</text:span></text:span><text:span text:style-name="T10"> La lógica en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Source_20_Text"><text:span text:style-name="T12">app.js</text:span></text:span></text:a><text:span text:style-name="T10"> </text:span><text:span text:style-name="T11">y otros archivos .js </text:span><text:span text:style-name="T10">que maneja</text:span><text:span text:style-name="T11">n</text:span><text:span text:style-name="T10"> la interacción entre el modelo y la vista.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8:32:09.324848249</meta:creation-date>
    <dc:date>2024-08-20T18:39:47.816926989</dc:date>
    <meta:editing-duration>PT7M39S</meta:editing-duration>
    <meta:editing-cycles>1</meta:editing-cycles>
    <meta:document-statistic meta:table-count="0" meta:image-count="0" meta:object-count="0" meta:page-count="3" meta:paragraph-count="69" meta:word-count="542" meta:character-count="3435" meta:non-whitespace-character-count="3019"/>
    <meta:generator>LibreOffice/24.2.4.2$Linux_X86_64 LibreOffice_project/420$Build-2</meta:generator>
  </office:meta>
</office:document-meta>
</file>